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Table1" style:family="table">
      <style:table-properties style:width="6.941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4.8104in"/>
    </style:style>
    <style:style style:name="Table1.B" style:family="table-column">
      <style:table-column-properties style:column-width="2.1306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454e5c" fo:padding="0.0382in" fo:border="none">
        <style:background-image/>
      </style:table-cell-properties>
    </style:style>
    <style:style style:name="Table1.A2" style:family="table-cell">
      <style:table-cell-properties fo:background-color="#eeeeee" fo:padding="0.0382in" fo:border="none">
        <style:background-image/>
      </style:table-cell-properties>
    </style:style>
    <style:style style:name="Table1.B2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paragraph-properties fo:hyphenation-ladder-count="no-limit"/>
      <style:text-properties fo:color="#000000" loext:opacity="100%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hyphenation-ladder-count="no-limit"/>
      <style:text-properties fo:color="#000000" loext:opacity="100%" style:font-name="Arial" fo:font-size="6pt" fo:language="nl" fo:country="NL" fo:font-weight="normal" officeooo:rsid="0009f75e" officeooo:paragraph-rsid="01455a77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style:text-properties fo:color="#000000" loext:opacity="100%" style:font-name="Arial" fo:language="nl" fo:country="NL" officeooo:rsid="0009577b" officeooo:paragraph-rsid="0009577b"/>
    </style:style>
    <style:style style:name="P4" style:family="paragraph" style:parent-style-name="Standard">
      <style:paragraph-properties fo:break-before="page"/>
      <style:text-properties fo:color="#000000" loext:opacity="100%" style:font-name="Arial" fo:language="nl" fo:country="NL" officeooo:rsid="0009577b" officeooo:paragraph-rsid="01455a77"/>
    </style:style>
    <style:style style:name="P5" style:family="paragraph" style:parent-style-name="Text_20_body">
      <style:paragraph-properties fo:margin-top="0in" fo:margin-bottom="0.0181in" style:contextual-spacing="false" fo:text-align="end" style:justify-single-word="false"/>
      <style:text-properties fo:color="#000000" loext:opacity="100%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6" style:family="paragraph" style:parent-style-name="Text_20_body">
      <style:paragraph-properties fo:margin-top="0in" fo:margin-bottom="0.0181in" style:contextual-spacing="false" fo:text-align="end" style:justify-single-word="false"/>
      <style:text-properties fo:color="#000000" loext:opacity="100%" style:font-name="Cambria" fo:font-size="12pt" fo:language="nl" fo:country="NL" fo:font-style="italic" fo:font-weight="normal" officeooo:rsid="000a050c" officeooo:paragraph-rsid="01455a77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fo:color="#000000" loext:opacity="100%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8" style:family="paragraph" style:parent-style-name="Table_20_Contents">
      <style:text-properties fo:color="#000000" loext:opacity="100%" style:font-name="Cambria" fo:font-size="6pt" fo:font-style="italic" fo:font-weight="normal" officeooo:rsid="00d2afd5" officeooo:paragraph-rsid="01455a77" style:font-size-asian="6pt" style:font-style-asian="italic" style:font-weight-asian="normal" style:font-size-complex="6pt" style:font-style-complex="italic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style:font-name="Cambria" fo:font-size="6pt" fo:font-style="italic" fo:font-weight="normal" officeooo:rsid="00d699d7" officeooo:paragraph-rsid="01455a77" style:font-size-asian="6pt" style:font-style-asian="italic" style:font-weight-asian="normal" style:font-size-complex="6pt" style:font-style-complex="italic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style:font-name="Cambria" fo:font-size="8pt" fo:font-style="italic" fo:font-weight="normal" officeooo:rsid="00d2afd5" officeooo:paragraph-rsid="01455a77" style:font-size-asian="8pt" style:font-style-asian="italic" style:font-weight-asian="normal" style:font-size-complex="8pt" style:font-style-complex="italic" style:font-weight-complex="normal"/>
    </style:style>
    <style:style style:name="P14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1455a77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16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style:font-name="Cambria" fo:font-size="6pt" fo:font-weight="normal" officeooo:rsid="00c7336d" officeooo:paragraph-rsid="01303fa3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style:font-name="Cambria" fo:font-size="6pt" fo:font-weight="normal" officeooo:rsid="00c7336d" officeooo:paragraph-rsid="01455a77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style:font-name="Cambria" fo:font-size="6pt" fo:font-weight="normal" officeooo:rsid="00a59fa2" officeooo:paragraph-rsid="01455a77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style:font-name="Cambria" fo:font-size="6pt" fo:font-weight="normal" officeooo:rsid="00cbf010" officeooo:paragraph-rsid="01455a77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style:font-name="Cambria" fo:font-size="6pt" fo:font-weight="normal" officeooo:rsid="00c862f0" officeooo:paragraph-rsid="01455a7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style:font-name="Cambria" fo:font-size="6pt" fo:font-weight="normal" officeooo:rsid="00dbb536" officeooo:paragraph-rsid="01455a77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Cambria" fo:font-size="6pt" fo:font-weight="bold" officeooo:rsid="00a59fa2" officeooo:paragraph-rsid="01455a77" style:font-size-asian="6pt" style:font-weight-asian="bold" style:font-size-complex="6pt" style:font-weight-complex="bold"/>
    </style:style>
    <style:style style:name="P32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33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3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35" style:family="paragraph" style:parent-style-name="Table_20_Contents">
      <style:text-properties style:font-name="Cambria" fo:font-size="6pt" fo:font-weight="bold" officeooo:rsid="006a0b0d" officeooo:paragraph-rsid="012d2499" style:font-size-asian="6pt" style:font-weight-asian="bold" style:font-size-complex="6pt" style:font-weight-complex="bold"/>
    </style:style>
    <style:style style:name="P36" style:family="paragraph" style:parent-style-name="Table_20_Contents">
      <style:text-properties style:font-name="Cambria" fo:font-size="6pt" fo:font-weight="bold" officeooo:rsid="006a0b0d" officeooo:paragraph-rsid="01455a77" style:font-size-asian="6pt" style:font-weight-asian="bold" style:font-size-complex="6pt" style:font-weight-complex="bold"/>
    </style:style>
    <style:style style:name="P37" style:family="paragraph" style:parent-style-name="Table_20_Contents">
      <style:text-properties style:font-name="Cambria" fo:font-size="6pt" fo:font-weight="bold" officeooo:rsid="00c862f0" officeooo:paragraph-rsid="0121b0c8" style:font-size-asian="6pt" style:font-weight-asian="bold" style:font-size-complex="6pt" style:font-weight-complex="bold"/>
    </style:style>
    <style:style style:name="P38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39" style:family="paragraph" style:parent-style-name="Table_20_Contents">
      <style:text-properties style:font-name="Cambria" fo:font-size="6pt" fo:font-weight="bold" officeooo:rsid="00c862f0" officeooo:paragraph-rsid="01455a77" style:font-size-asian="6pt" style:font-weight-asian="bold" style:font-size-complex="6pt" style:font-weight-complex="bold"/>
    </style:style>
    <style:style style:name="P40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41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42" style:family="paragraph" style:parent-style-name="Table_20_Contents">
      <style:text-properties style:font-name="Cambria" fo:font-size="6pt" fo:font-weight="bold" officeooo:rsid="00cbf010" officeooo:paragraph-rsid="013eba57" style:font-size-asian="6pt" style:font-weight-asian="bold" style:font-size-complex="6pt" style:font-weight-complex="bold"/>
    </style:style>
    <style:style style:name="P43" style:family="paragraph" style:parent-style-name="Table_20_Contents">
      <style:text-properties style:font-name="Cambria" fo:font-size="6pt" fo:font-weight="bold" officeooo:rsid="00cbf010" officeooo:paragraph-rsid="01455a77" style:font-size-asian="6pt" style:font-weight-asian="bold" style:font-size-complex="6pt" style:font-weight-complex="bold"/>
    </style:style>
    <style:style style:name="P44" style:family="paragraph" style:parent-style-name="Text_20_body">
      <style:paragraph-properties fo:margin-top="0in" fo:margin-bottom="0in" style:contextual-spacing="false"/>
      <style:text-properties style:font-name="Cambria" fo:font-size="8pt" officeooo:paragraph-rsid="0075ec75" style:font-size-asian="8pt" style:font-size-complex="8pt"/>
    </style:style>
    <style:style style:name="P45" style:family="paragraph" style:parent-style-name="Text_20_body">
      <style:paragraph-properties fo:margin-top="0in" fo:margin-bottom="0in" style:contextual-spacing="false"/>
      <style:text-properties style:font-name="Cambria" fo:font-size="8pt" officeooo:paragraph-rsid="00951388" style:font-size-asian="8pt" style:font-size-complex="8pt"/>
    </style:style>
    <style:style style:name="P46" style:family="paragraph" style:parent-style-name="Text_20_body">
      <style:paragraph-properties fo:margin-top="0in" fo:margin-bottom="0in" style:contextual-spacing="false"/>
      <style:text-properties style:font-name="Cambria" fo:font-size="8pt" officeooo:paragraph-rsid="00ba7d0a" style:font-size-asian="8pt" style:font-size-complex="8pt"/>
    </style:style>
    <style:style style:name="P47" style:family="paragraph" style:parent-style-name="Text_20_body">
      <style:paragraph-properties fo:margin-top="0in" fo:margin-bottom="0.0181in" style:contextual-spacing="false" fo:text-align="end" style:justify-single-word="false"/>
      <style:text-properties style:font-name="Cambria" fo:font-size="8pt" style:font-size-asian="8pt" style:font-size-complex="8pt"/>
    </style:style>
    <style:style style:name="P48" style:family="paragraph" style:parent-style-name="Text_20_body">
      <style:paragraph-properties fo:margin-top="0in" fo:margin-bottom="0in" style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Cambria" fo:font-size="8pt" fo:font-weight="bold" officeooo:rsid="00972f96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margin-top="0in" fo:margin-bottom="0.0181in" style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ext_20_body">
      <style:paragraph-properties fo:margin-top="0in" fo:margin-bottom="0.0181in" style:contextual-spacing="false"/>
      <style:text-properties style:font-name="Cambria" fo:font-size="8pt" fo:font-style="normal" fo:font-weight="bold" officeooo:rsid="013b8355" officeooo:paragraph-rsid="013b8355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margin-top="0in" fo:margin-bottom="0.0181in" style:contextual-spacing="false"/>
      <style:text-properties style:font-name="Cambria" fo:font-size="8pt" fo:font-style="normal" fo:font-weight="bold" officeooo:rsid="0075ec75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margin-top="0in" fo:margin-bottom="0.0181in" style:contextual-spacing="false"/>
      <style:text-properties style:font-name="Cambria" fo:font-size="8pt" fo:font-style="normal" fo:font-weight="bold" officeooo:rsid="013b8355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57" style:family="paragraph" style:parent-style-name="Text_20_body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13b8355" style:font-size-asian="8pt" style:font-style-asian="normal" style:font-size-complex="8pt" style:font-style-complex="normal"/>
    </style:style>
    <style:style style:name="P58" style:family="paragraph" style:parent-style-name="Text_20_body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paragraph-properties fo:margin-top="0in" fo:margin-bottom="0.0181in" style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60" style:family="paragraph" style:parent-style-name="Text_20_body">
      <loext:graphic-properties draw:fill="none"/>
      <style:paragraph-properties fo:margin-top="0in" fo:margin-bottom="0.0181in" style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61" style:family="paragraph" style:parent-style-name="Text_20_body">
      <loext:graphic-properties draw:fill="none"/>
      <style:paragraph-properties fo:margin-top="0in" fo:margin-bottom="0.0181in" style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>
      <style:paragraph-properties fo:margin-top="0in" fo:margin-bottom="0.0181in" style:contextual-spacing="false" fo:text-align="end" style:justify-single-word="false"/>
      <style:text-properties style:font-name="Cambria" fo:font-size="8pt" fo:font-style="italic" officeooo:rsid="006ef40a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1424c80" style:font-size-asian="8pt" style:font-weight-asian="normal" style:font-size-complex="8pt" style:font-weight-complex="normal"/>
    </style:style>
    <style:style style:name="P64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65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66" style:family="paragraph" style:parent-style-name="Text_20_body">
      <style:paragraph-properties fo:margin-top="0in" fo:margin-bottom="0in" style:contextual-spacing="false"/>
      <style:text-properties style:font-name="Cambria" fo:font-size="8pt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paragraph-properties fo:margin-top="0in" fo:margin-bottom="0.0181in" style:contextual-spacing="false" fo:text-align="end" style:justify-single-word="false"/>
      <style:text-properties style:font-name="Cambria" fo:font-size="8pt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paragraph-properties fo:margin-top="0in" fo:margin-bottom="0.0181in" style:contextual-spacing="false" fo:text-align="end" style:justify-single-word="false"/>
      <style:text-properties style:font-name="Cambria"/>
    </style:style>
    <style:style style:name="P69" style:family="paragraph" style:parent-style-name="Horizontal_20_Line">
      <style:paragraph-properties fo:margin-top="0.0398in" fo:margin-bottom="0.1965in" style:contextual-spacing="false"/>
      <style:text-properties style:font-name="Cambria" fo:font-size="10pt" officeooo:paragraph-rsid="01067268" style:font-size-asian="10pt" style:font-size-complex="10pt"/>
    </style:style>
    <style:style style:name="P7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71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72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4645b4" style:font-size-asian="10pt" style:font-weight-asian="normal" style:font-size-complex="10pt" style:font-weight-complex="normal"/>
    </style:style>
    <style:style style:name="P73" style:family="paragraph" style:parent-style-name="Horizontal_20_Line">
      <style:paragraph-properties fo:margin-top="0.0398in" fo:margin-bottom="0.1965in" style:contextual-spacing="false"/>
      <style:text-properties style:font-name="Cambria" fo:font-size="10pt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>
      <style:paragraph-properties fo:margin-top="0in" fo:margin-bottom="0.0181in" style:contextual-spacing="false" fo:text-align="end" style:justify-single-word="false"/>
      <style:text-properties style:font-name="Cambria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Horizontal_20_Line">
      <style:text-properties fo:color="#0066cc" loext:opacity="100%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76" style:family="paragraph" style:parent-style-name="Horizontal_20_Line">
      <style:text-properties fo:color="#0066cc" loext:opacity="100%" style:font-name="Cambria" fo:font-size="10pt" fo:font-weight="bold" officeooo:rsid="006c6b52" officeooo:paragraph-rsid="01455a77" style:font-size-asian="8.75pt" style:font-weight-asian="bold" style:font-size-complex="10pt" style:font-weight-complex="bold"/>
    </style:style>
    <style:style style:name="P77" style:family="paragraph" style:parent-style-name="Horizontal_20_Line">
      <style:text-properties fo:color="#0066cc" loext:opacity="100%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fo:color="#0066cc" loext:opacity="100%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color="#0066cc" loext:opacity="100%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color="#0066cc" loext:opacity="100%" style:font-name="Cambria" fo:font-size="10pt" fo:font-weight="bold" officeooo:rsid="0068eac2" officeooo:paragraph-rsid="01455a77" style:font-size-asian="10pt" style:font-weight-asian="bold" style:font-size-complex="10pt" style:font-weight-complex="bold"/>
    </style:style>
    <style:style style:name="P81" style:family="paragraph" style:parent-style-name="Horizontal_20_Line">
      <style:text-properties fo:color="#0066cc" loext:opacity="100%" style:font-name="Cambria" fo:font-size="10pt" fo:font-weight="bold" officeooo:rsid="006ef40a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text-properties fo:color="#0066cc" loext:opacity="100%" style:font-name="Cambria" fo:font-size="6pt" fo:font-weight="bold" officeooo:rsid="00c7336d" officeooo:paragraph-rsid="00e181f1" style:font-size-asian="6pt" style:font-weight-asian="bold" style:font-size-complex="6pt" style:font-weight-complex="bold"/>
    </style:style>
    <style:style style:name="P83" style:family="paragraph" style:parent-style-name="Table_20_Contents">
      <style:text-properties fo:color="#0066cc" loext:opacity="100%" style:font-name="Cambria" fo:font-size="6pt" fo:font-weight="bold" officeooo:rsid="00c7336d" officeooo:paragraph-rsid="01455a77" style:font-size-asian="6pt" style:font-weight-asian="bold" style:font-size-complex="6pt" style:font-weight-complex="bold"/>
    </style:style>
    <style:style style:name="P84" style:family="paragraph" style:parent-style-name="Table_20_Contents">
      <style:text-properties fo:color="#0066cc" loext:opacity="100%"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85" style:family="paragraph" style:parent-style-name="Table_20_Contents">
      <style:text-properties fo:color="#0066cc" loext:opacity="100%" style:font-name="Cambria" fo:font-size="6pt" fo:font-weight="bold" officeooo:rsid="00cbf010" officeooo:paragraph-rsid="01455a77" style:font-size-asian="6pt" style:font-weight-asian="bold" style:font-size-complex="6pt" style:font-weight-complex="bold"/>
    </style:style>
    <style:style style:name="P86" style:family="paragraph" style:parent-style-name="Horizontal_20_Line">
      <style:text-properties fo:color="#0066b3" loext:opacity="100%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87" style:family="paragraph" style:parent-style-name="Horizontal_20_Line">
      <style:text-properties fo:color="#0066b3" loext:opacity="100%" style:font-name="Cambria" fo:font-size="10pt" fo:font-weight="bold" officeooo:rsid="006c6b52" officeooo:paragraph-rsid="01455a77" style:font-size-asian="8.75pt" style:font-weight-asian="bold" style:font-size-complex="10pt" style:font-weight-complex="bold"/>
    </style:style>
    <style:style style:name="P88" style:family="paragraph" style:parent-style-name="Horizontal_20_Line">
      <style:text-properties fo:color="#0066b3" loext:opacity="100%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89" style:family="paragraph" style:parent-style-name="Horizontal_20_Line">
      <style:text-properties fo:color="#0066b3" loext:opacity="100%" style:font-name="Cambria" fo:font-size="10pt" fo:font-weight="bold" officeooo:rsid="00fad7fe" officeooo:paragraph-rsid="01455a77" style:font-size-asian="8.75pt" style:font-weight-asian="bold" style:font-size-complex="10pt" style:font-weight-complex="bold"/>
    </style:style>
    <style:style style:name="P90" style:family="paragraph" style:parent-style-name="Table_20_Contents">
      <style:text-properties officeooo:paragraph-rsid="00e181f1"/>
    </style:style>
    <style:style style:name="P91" style:family="paragraph" style:parent-style-name="Table_20_Contents">
      <style:text-properties officeooo:paragraph-rsid="00ca06a8"/>
    </style:style>
    <style:style style:name="P92" style:family="paragraph" style:parent-style-name="Table_20_Contents">
      <style:text-properties officeooo:paragraph-rsid="01314d07"/>
    </style:style>
    <style:style style:name="P93" style:family="paragraph" style:parent-style-name="Table_20_Contents">
      <style:text-properties officeooo:paragraph-rsid="0139c173"/>
    </style:style>
    <style:style style:name="P9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95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96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97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98" style:family="paragraph" style:parent-style-name="CV_20_Header">
      <loext:graphic-properties draw:fill="solid" draw:fill-color="#454e5c"/>
      <style:paragraph-properties fo:background-color="#454e5c"/>
      <style:text-properties fo:color="#ffffff" loext:opacity="100%" style:font-name="Cambria" fo:font-size="10pt" fo:font-weight="normal" officeooo:rsid="00a9f8c3" officeooo:paragraph-rsid="014645b4" style:font-size-asian="10pt" style:font-weight-asian="normal" style:font-size-complex="10pt" style:font-weight-complex="normal"/>
    </style:style>
    <style:style style:name="P99" style:family="paragraph" style:parent-style-name="CV_20_Header">
      <loext:graphic-properties draw:fill="solid" draw:fill-color="#454e5c"/>
      <style:paragraph-properties fo:background-color="#454e5c"/>
      <style:text-properties fo:color="#ffffff" loext:opacity="100%" style:font-name="Cambria" fo:font-size="8pt" fo:font-weight="normal" officeooo:rsid="00a9f8c3" officeooo:paragraph-rsid="014645b4" style:font-size-asian="8pt" style:font-weight-asian="normal" style:font-size-complex="8pt" style:font-weight-complex="normal"/>
    </style:style>
    <style:style style:name="P100" style:family="paragraph" style:parent-style-name="CV_20_Header">
      <loext:graphic-properties draw:fill="solid" draw:fill-color="#454e5c"/>
      <style:paragraph-properties fo:background-color="#454e5c"/>
      <style:text-properties fo:color="#ffffff" loext:opacity="100%" style:font-name="Cambria" fo:font-size="8pt" fo:font-weight="normal" officeooo:rsid="00ab930f" officeooo:paragraph-rsid="014645b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1" style:family="paragraph" style:parent-style-name="CV_20_Header">
      <loext:graphic-properties draw:fill="solid" draw:fill-color="#454e5c"/>
      <style:paragraph-properties fo:background-color="#454e5c"/>
      <style:text-properties fo:color="#ffffff" loext:opacity="100%" style:font-name="Cambria" fo:font-size="8pt" fo:font-weight="normal" officeooo:rsid="00b0746f" officeooo:paragraph-rsid="014645b4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102" style:family="paragraph" style:parent-style-name="Standard">
      <loext:graphic-properties draw:fill="solid" draw:fill-color="#454e5c"/>
      <style:paragraph-properties fo:background-color="#454e5c"/>
      <style:text-properties fo:color="#ffffff" loext:opacity="100%" fo:font-size="16pt" fo:font-weight="normal" officeooo:rsid="0068d7f1" officeooo:paragraph-rsid="014645b4" style:font-size-asian="16pt" style:font-weight-asian="normal" style:font-size-complex="16pt" style:font-weight-complex="normal"/>
    </style:style>
    <style:style style:name="P103" style:family="paragraph" style:parent-style-name="CV_20_Header">
      <loext:graphic-properties draw:fill="solid" draw:fill-color="#454e5c"/>
      <style:paragraph-properties fo:background-color="#454e5c"/>
      <style:text-properties officeooo:paragraph-rsid="014645b4"/>
    </style:style>
    <style:style style:name="P104" style:family="paragraph" style:parent-style-name="Standard">
      <style:text-properties officeooo:paragraph-rsid="01455a77"/>
    </style:style>
    <style:style style:name="P105" style:family="paragraph" style:parent-style-name="Table_20_Contents">
      <style:text-properties officeooo:paragraph-rsid="01455a77"/>
    </style:style>
    <style:style style:name="P10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 style:list-style-name="L1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108" style:family="paragraph" style:parent-style-name="Standard" style:list-style-name="L1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ext_20_body" style:list-style-name="L1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110" style:family="paragraph" style:parent-style-name="Text_20_body" style:list-style-name="L2">
      <loext:graphic-properties draw:fill="none"/>
      <style:paragraph-properties fo:margin-left="0.1252in" fo:margin-right="0in" fo:margin-top="0in" fo:margin-bottom="0.0972in" style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13b8355"/>
    </style:style>
    <style:style style:name="P111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112" style:family="paragraph" style:parent-style-name="Text_20_body" style:list-style-name="L1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113" style:family="paragraph" style:parent-style-name="Text_20_body" style:list-style-name="L2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114" style:family="paragraph" style:parent-style-name="Text_20_body" style:list-style-name="L2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115" style:family="paragraph" style:parent-style-name="Text_20_body" style:list-style-name="L2">
      <loext:graphic-properties draw:fill="none"/>
      <style:paragraph-properties fo:margin-top="0in" fo:margin-bottom="0.0181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116" style:family="paragraph" style:parent-style-name="Text_20_body" style:list-style-name="L4">
      <loext:graphic-properties draw:fill="none"/>
      <style:paragraph-properties fo:margin-top="0in" fo:margin-bottom="0.0181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118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ext_20_body" style:list-style-name="L3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120" style:family="paragraph" style:parent-style-name="Text_20_body" style:list-style-name="L3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style:font-name="Cambria" fo:font-size="8pt" fo:font-style="normal" officeooo:rsid="008f4b16" officeooo:paragraph-rsid="013b8355" style:font-size-asian="8pt" style:font-style-asian="normal" style:font-size-complex="8pt" style:font-style-complex="normal"/>
    </style:style>
    <style:style style:name="P121" style:family="paragraph" style:parent-style-name="Text_20_body" style:list-style-name="L5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ext_20_body" style:list-style-name="L5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style:font-name="Cambria" fo:font-size="8pt" fo:font-style="normal" officeooo:rsid="008f4b16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ext_20_body" style:list-style-name="L1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ext_20_body" style:list-style-name="L4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ext_20_body" style:list-style-name="L1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ext_20_body" style:list-style-name="L4">
      <loext:graphic-properties draw:fill="none"/>
      <style:paragraph-properties fo:margin-left="0.1252in" fo:margin-right="0in" fo:margin-top="0in" fo:margin-bottom="0.0972in" style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1455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>
      <loext:graphic-properties draw:fill-color="#cccccc"/>
      <style:paragraph-properties fo:text-align="center"/>
    </style:style>
    <style:style style:name="P129" style:family="paragraph">
      <style:paragraph-properties fo:text-align="center" style:writing-mode="lr-tb"/>
    </style:style>
    <style:style style:name="P130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bf010" style:font-weight-asian="normal" style:font-weight-complex="normal"/>
    </style:style>
    <style:style style:name="T18" style:family="text">
      <style:text-properties fo:font-weight="normal" officeooo:rsid="00cd0718" style:font-weight-asian="normal" style:font-weight-complex="normal"/>
    </style:style>
    <style:style style:name="T19" style:family="text">
      <style:text-properties fo:font-weight="normal" officeooo:rsid="00d2afd5" style:font-weight-asian="normal" style:font-weight-complex="normal"/>
    </style:style>
    <style:style style:name="T20" style:family="text">
      <style:text-properties fo:font-weight="normal" officeooo:rsid="00da3a89" style:font-weight-asian="normal" style:font-weight-complex="normal"/>
    </style:style>
    <style:style style:name="T21" style:family="text">
      <style:text-properties fo:font-weight="normal" officeooo:rsid="00dbb536" style:font-weight-asian="normal" style:font-weight-complex="normal"/>
    </style:style>
    <style:style style:name="T22" style:family="text">
      <style:text-properties fo:font-weight="normal" officeooo:rsid="00dcc73f" style:font-weight-asian="normal" style:font-weight-complex="normal"/>
    </style:style>
    <style:style style:name="T23" style:family="text">
      <style:text-properties fo:font-weight="normal" officeooo:rsid="00dd060c" style:font-weight-asian="normal" style:font-weight-complex="normal"/>
    </style:style>
    <style:style style:name="T24" style:family="text">
      <style:text-properties fo:font-weight="normal" officeooo:rsid="00e19f9e" style:font-weight-asian="normal" style:font-weight-complex="normal"/>
    </style:style>
    <style:style style:name="T25" style:family="text">
      <style:text-properties fo:font-weight="normal" officeooo:rsid="00e8ac98" style:font-weight-asian="normal" style:font-weight-complex="normal"/>
    </style:style>
    <style:style style:name="T26" style:family="text">
      <style:text-properties fo:font-weight="normal" officeooo:rsid="00ea7066" style:font-weight-asian="normal" style:font-weight-complex="normal"/>
    </style:style>
    <style:style style:name="T27" style:family="text">
      <style:text-properties fo:font-weight="normal" officeooo:rsid="00ebf1b9" style:font-weight-asian="normal" style:font-weight-complex="normal"/>
    </style:style>
    <style:style style:name="T28" style:family="text">
      <style:text-properties fo:font-weight="normal" officeooo:rsid="00ef61e7" style:font-weight-asian="normal" style:font-weight-complex="normal"/>
    </style:style>
    <style:style style:name="T29" style:family="text">
      <style:text-properties fo:font-weight="normal" officeooo:rsid="00f0f38c" style:font-weight-asian="normal" style:font-weight-complex="normal"/>
    </style:style>
    <style:style style:name="T30" style:family="text">
      <style:text-properties fo:font-weight="normal" officeooo:rsid="0117103b" style:font-weight-asian="normal" style:font-weight-complex="normal"/>
    </style:style>
    <style:style style:name="T31" style:family="text">
      <style:text-properties fo:font-weight="normal" officeooo:rsid="011d1e1e" style:font-weight-asian="normal" style:font-weight-complex="normal"/>
    </style:style>
    <style:style style:name="T32" style:family="text">
      <style:text-properties fo:font-weight="normal" officeooo:rsid="011da33d" style:font-weight-asian="normal" style:font-weight-complex="normal"/>
    </style:style>
    <style:style style:name="T33" style:family="text">
      <style:text-properties fo:font-weight="normal" officeooo:rsid="011db61b" style:font-weight-asian="normal" style:font-weight-complex="normal"/>
    </style:style>
    <style:style style:name="T34" style:family="text">
      <style:text-properties fo:font-weight="normal" officeooo:rsid="01219c85" style:font-weight-asian="normal" style:font-weight-complex="normal"/>
    </style:style>
    <style:style style:name="T35" style:family="text">
      <style:text-properties fo:font-weight="normal" officeooo:rsid="0121b0c8" style:font-weight-asian="normal" style:font-weight-complex="normal"/>
    </style:style>
    <style:style style:name="T36" style:family="text">
      <style:text-properties fo:font-weight="normal" officeooo:rsid="012d2499" style:font-weight-asian="normal" style:font-weight-complex="normal"/>
    </style:style>
    <style:style style:name="T37" style:family="text">
      <style:text-properties fo:font-weight="normal" officeooo:rsid="01309b35" style:font-weight-asian="normal" style:font-weight-complex="normal"/>
    </style:style>
    <style:style style:name="T38" style:family="text">
      <style:text-properties fo:font-weight="normal" officeooo:rsid="01314d07" style:font-weight-asian="normal" style:font-weight-complex="normal"/>
    </style:style>
    <style:style style:name="T39" style:family="text">
      <style:text-properties fo:font-weight="normal" officeooo:rsid="0133a438" style:font-weight-asian="normal" style:font-weight-complex="normal"/>
    </style:style>
    <style:style style:name="T40" style:family="text">
      <style:text-properties fo:font-weight="normal" officeooo:rsid="013eba57" style:font-weight-asian="normal" style:font-weight-complex="normal"/>
    </style:style>
    <style:style style:name="T41" style:family="text">
      <style:text-properties style:font-name="Cambria" fo:font-weight="bold" style:font-weight-asian="bold" style:font-weight-complex="bold"/>
    </style:style>
    <style:style style:name="T42" style:family="text">
      <style:text-properties style:font-name="Cambria" fo:font-size="8pt" style:font-size-asian="8pt" style:font-size-complex="8pt"/>
    </style:style>
    <style:style style:name="T43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4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1284ebc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style="normal" officeooo:rsid="012fc407" style:font-size-asian="8pt" style:font-style-asian="normal" style:font-size-complex="8pt" style:font-style-complex="normal"/>
    </style:style>
    <style:style style:name="T48" style:family="text">
      <style:text-properties style:font-name="Cambria" fo:font-size="8pt" fo:font-style="normal" officeooo:rsid="013b8355" style:font-size-asian="8pt" style:font-style-asian="normal" style:font-size-complex="8pt" style:font-style-complex="normal"/>
    </style:style>
    <style:style style:name="T49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50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51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2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3" style:family="text">
      <style:text-properties style:font-name="Cambria" fo:font-size="8pt" fo:font-weight="normal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5" style:family="text">
      <style:text-properties style:font-name="Cambria" fo:font-size="8pt" fo:font-weight="normal" officeooo:rsid="0126918e" style:font-size-asian="8pt" style:font-weight-asian="normal" style:font-size-complex="8pt" style:font-weight-complex="normal"/>
    </style:style>
    <style:style style:name="T56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7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8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59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60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1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2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3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4" style:family="text">
      <style:text-properties style:font-name="Cambria" fo:font-size="6pt" fo:font-weight="normal" officeooo:rsid="00dd060c" style:font-size-asian="6pt" style:font-weight-asian="normal" style:font-size-complex="6pt" style:font-weight-complex="normal"/>
    </style:style>
    <style:style style:name="T65" style:family="text">
      <style:text-properties style:font-name="Cambria" fo:font-size="6pt" fo:font-weight="normal" officeooo:rsid="01314d07" style:font-size-asian="6pt" style:font-weight-asian="normal" style:font-size-complex="6pt" style:font-weight-complex="normal"/>
    </style:style>
    <style:style style:name="T66" style:family="text">
      <style:text-properties style:font-name="Cambria" fo:font-size="6pt" fo:font-weight="normal" officeooo:rsid="011f5665" style:font-size-asian="6pt" style:font-weight-asian="normal" style:font-size-complex="6pt" style:font-weight-complex="normal"/>
    </style:style>
    <style:style style:name="T67" style:family="text">
      <style:text-properties style:font-name="Cambria" fo:font-size="6pt" fo:font-weight="normal" officeooo:rsid="00dde425" style:font-size-asian="6pt" style:font-weight-asian="normal" style:font-size-complex="6pt" style:font-weight-complex="normal"/>
    </style:style>
    <style:style style:name="T68" style:family="text">
      <style:text-properties style:font-name="Cambria" fo:font-size="6pt" fo:font-weight="normal" officeooo:rsid="00dcc73f" style:font-size-asian="6pt" style:font-weight-asian="normal" style:font-size-complex="6pt" style:font-weight-complex="normal"/>
    </style:style>
    <style:style style:name="T69" style:family="text">
      <style:text-properties style:font-name="Cambria" fo:font-size="6pt" fo:font-weight="normal" officeooo:rsid="011db61b" style:font-size-asian="6pt" style:font-weight-asian="normal" style:font-size-complex="6pt" style:font-weight-complex="normal"/>
    </style:style>
    <style:style style:name="T70" style:family="text">
      <style:text-properties style:font-name="Cambria" fo:font-size="6pt" fo:font-weight="normal" officeooo:rsid="00dfb959" style:font-size-asian="6pt" style:font-weight-asian="normal" style:font-size-complex="6pt" style:font-weight-complex="normal"/>
    </style:style>
    <style:style style:name="T71" style:family="text">
      <style:text-properties style:font-name="Cambria" fo:font-size="6pt" fo:font-weight="normal" officeooo:rsid="00ca57b6" style:font-size-asian="6pt" style:font-weight-asian="normal" style:font-size-complex="6pt" style:font-weight-complex="normal"/>
    </style:style>
    <style:style style:name="T72" style:family="text">
      <style:text-properties style:font-name="Cambria" fo:font-size="6pt" fo:font-weight="normal" officeooo:rsid="00ed23a6" style:font-size-asian="6pt" style:font-weight-asian="normal" style:font-size-complex="6pt" style:font-weight-complex="normal"/>
    </style:style>
    <style:style style:name="T73" style:family="text">
      <style:text-properties style:font-name="Cambria" fo:font-size="6pt" fo:font-weight="normal" officeooo:rsid="01369036" style:font-size-asian="6pt" style:font-weight-asian="normal" style:font-size-complex="6pt" style:font-weight-complex="normal"/>
    </style:style>
    <style:style style:name="T74" style:family="text">
      <style:text-properties style:font-name="Cambria" fo:font-size="6pt" fo:font-weight="normal" officeooo:rsid="01388f32" style:font-size-asian="6pt" style:font-weight-asian="normal" style:font-size-complex="6pt" style:font-weight-complex="normal"/>
    </style:style>
    <style:style style:name="T75" style:family="text">
      <style:text-properties style:font-name="Cambria" fo:font-size="6pt" fo:font-weight="normal" officeooo:rsid="0139c173" style:font-size-asian="6pt" style:font-weight-asian="normal" style:font-size-complex="6pt" style:font-weight-complex="normal"/>
    </style:style>
    <style:style style:name="T76" style:family="text">
      <style:text-properties style:font-name="Cambria" fo:font-size="6pt" fo:font-weight="normal" officeooo:rsid="013a6007" style:font-size-asian="6pt" style:font-weight-asian="normal" style:font-size-complex="6pt" style:font-weight-complex="normal"/>
    </style:style>
    <style:style style:name="T77" style:family="text">
      <style:text-properties officeooo:rsid="00a59fa2"/>
    </style:style>
    <style:style style:name="T78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79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80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81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82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83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84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85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86" style:family="text">
      <style:text-properties officeooo:rsid="00b0746f" style:font-name-asian="Font Awesome 5 Brands Regular" style:font-name-complex="Font Awesome 5 Brands Regular"/>
    </style:style>
    <style:style style:name="T87" style:family="text">
      <style:text-properties officeooo:rsid="00b3d181" style:font-name-asian="Font Awesome 5 Brands Regular" style:font-name-complex="Font Awesome 5 Brands Regular"/>
    </style:style>
    <style:style style:name="T88" style:family="text">
      <style:text-properties officeooo:rsid="00e3c31b" style:font-name-asian="Font Awesome 5 Brands Regular" style:font-name-complex="Font Awesome 5 Brands Regular"/>
    </style:style>
    <style:style style:name="T89" style:family="text">
      <style:text-properties fo:color="#0066cc" loext:opacity="100%"/>
    </style:style>
    <style:style style:name="T90" style:family="text">
      <style:text-properties fo:color="#0066cc" loext:opacity="100%" fo:font-weight="bold" officeooo:rsid="007e0d58" style:font-weight-asian="bold" style:font-weight-complex="bold"/>
    </style:style>
    <style:style style:name="T91" style:family="text">
      <style:text-properties fo:color="#0066cc" loext:opacity="100%" fo:font-weight="bold" officeooo:rsid="0095b443" style:font-weight-asian="bold" style:font-weight-complex="bold"/>
    </style:style>
    <style:style style:name="T92" style:family="text">
      <style:text-properties fo:color="#0066cc" loext:opacity="100%" officeooo:rsid="00c3733e"/>
    </style:style>
    <style:style style:name="T93" style:family="text">
      <style:text-properties fo:color="#0066cc" loext:opacity="100%" officeooo:rsid="00c7336d"/>
    </style:style>
    <style:style style:name="T94" style:family="text">
      <style:text-properties fo:color="#0066cc" loext:opacity="100%" officeooo:rsid="00cbf010"/>
    </style:style>
    <style:style style:name="T95" style:family="text">
      <style:text-properties fo:color="#0066cc" loext:opacity="100%" officeooo:rsid="00da3a89"/>
    </style:style>
    <style:style style:name="T96" style:family="text">
      <style:text-properties fo:color="#0066cc" loext:opacity="100%" officeooo:rsid="00a59fa2"/>
    </style:style>
    <style:style style:name="T97" style:family="text">
      <style:text-properties fo:color="#0066cc" loext:opacity="100%" officeooo:rsid="0112cdd5"/>
    </style:style>
    <style:style style:name="T98" style:family="text">
      <style:text-properties fo:color="#0066cc" loext:opacity="100%" officeooo:rsid="011c3e0c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75ec75" style:font-weight-asian="bold" style:font-weight-complex="bold"/>
    </style:style>
    <style:style style:name="T101" style:family="text">
      <style:text-properties officeooo:rsid="00c3733e"/>
    </style:style>
    <style:style style:name="T102" style:family="text">
      <style:text-properties officeooo:rsid="00cd0718"/>
    </style:style>
    <style:style style:name="T103" style:family="text">
      <style:text-properties officeooo:rsid="00d3f7ab"/>
    </style:style>
    <style:style style:name="T104" style:family="text">
      <style:text-properties officeooo:rsid="00d45474"/>
    </style:style>
    <style:style style:name="T105" style:family="text">
      <style:text-properties officeooo:rsid="00e4ae0f"/>
    </style:style>
    <style:style style:name="T106" style:family="text">
      <style:text-properties officeooo:rsid="00ea049a"/>
    </style:style>
    <style:style style:name="T107" style:family="text">
      <style:text-properties officeooo:rsid="00f5bcb3"/>
    </style:style>
    <style:style style:name="T108" style:family="text">
      <style:text-properties officeooo:rsid="00f83f2f"/>
    </style:style>
    <style:style style:name="T109" style:family="text">
      <style:text-properties officeooo:rsid="01094c72"/>
    </style:style>
    <style:style style:name="T110" style:family="text">
      <style:text-properties officeooo:rsid="010f6ea5" style:font-name-asian="Font Awesome 5 Free Solid" style:font-size-asian="7pt" style:font-name-complex="Font Awesome 5 Free Solid"/>
    </style:style>
    <style:style style:name="T111" style:family="text">
      <style:text-properties officeooo:rsid="00b0746f" style:font-name-asian="Font Awesome 5 Free Solid" style:font-size-asian="7pt" style:font-name-complex="Font Awesome 5 Free Solid"/>
    </style:style>
    <style:style style:name="T112" style:family="text">
      <style:text-properties officeooo:rsid="0115aef5"/>
    </style:style>
    <style:style style:name="T113" style:family="text">
      <style:text-properties officeooo:rsid="01284ebc"/>
    </style:style>
    <style:style style:name="T114" style:family="text">
      <style:text-properties officeooo:rsid="012ef88f"/>
    </style:style>
    <style:style style:name="T115" style:family="text">
      <style:text-properties officeooo:rsid="012fc407"/>
    </style:style>
    <style:style style:name="T116" style:family="text">
      <style:text-properties officeooo:rsid="01303fa3"/>
    </style:style>
    <style:style style:name="T117" style:family="text">
      <style:text-properties officeooo:rsid="013a6227"/>
    </style:style>
    <style:style style:name="T118" style:family="text">
      <style:text-properties officeooo:rsid="013b8355"/>
    </style:style>
    <style:style style:name="T119" style:family="text">
      <style:text-properties officeooo:rsid="0075ec75"/>
    </style:style>
    <style:style style:name="T120" style:family="text">
      <style:text-properties officeooo:rsid="007a9e40"/>
    </style:style>
    <style:style style:name="T121" style:family="text">
      <style:text-properties officeooo:rsid="013d0911"/>
    </style:style>
    <style:style style:name="T122" style:family="text">
      <style:text-properties officeooo:rsid="01400f67"/>
    </style:style>
    <style:style style:name="T123" style:family="text">
      <style:text-properties style:font-name="FontAwesome" officeooo:rsid="01424c80" style:font-name-asian="FontAwesome" style:font-name-complex="FontAwesome"/>
    </style:style>
    <style:style style:name="T124" style:family="text">
      <style:text-properties style:font-name="FontAwesome" fo:font-size="14pt" officeooo:rsid="01424c80" style:font-name-asian="FontAwesome" style:font-size-asian="14pt" style:font-name-complex="FontAwesome" style:font-size-complex="14pt"/>
    </style:style>
    <style:style style:name="T125" style:family="text">
      <style:text-properties fo:color="#ffffff" loext:opacity="100%"/>
    </style:style>
    <style:style style:name="T126" style:family="text">
      <style:text-properties fo:color="#ffffff" loext:opacity="100%"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127" style:family="text">
      <style:text-properties fo:color="#ffffff" loext:opacity="100%"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128" style:family="text">
      <style:text-properties fo:color="#ffffff" loext:opacity="100%" fo:font-size="8pt" officeooo:rsid="011147b9" style:font-name-asian="Font Awesome 5 Brands Regular" style:font-name-complex="Font Awesome 5 Brands Regular" style:font-size-complex="8pt"/>
    </style:style>
    <style:style style:name="T129" style:family="text">
      <style:text-properties fo:color="#ffffff" loext:opacity="100%" style:font-name="Cambria" fo:font-size="8pt" fo:font-weight="normal" style:font-size-asian="8pt" style:font-weight-asian="normal" style:font-size-complex="8pt" style:font-weight-complex="normal"/>
    </style:style>
    <style:style style:name="T130" style:family="text">
      <style:text-properties fo:color="#ffffff" loext:opacity="100%" style:font-name="Cambria" fo:font-size="8pt" fo:font-weight="normal" officeooo:rsid="00ab930f" style:font-size-asian="8pt" style:font-weight-asian="normal" style:font-size-complex="8pt" style:font-weight-complex="normal"/>
    </style:style>
    <style:style style:name="T131" style:family="text">
      <style:text-properties fo:color="#ffffff" loext:opacity="100%" style:font-name="Cambria" fo:font-size="8pt" fo:font-weight="normal" officeooo:rsid="0126918e" style:font-size-asian="8pt" style:font-weight-asian="normal" style:font-size-complex="8pt" style:font-weight-complex="normal"/>
    </style:style>
    <style:style style:name="T132" style:family="text">
      <style:text-properties fo:color="#ffffff" loext:opacity="100%"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133" style:family="text">
      <style:text-properties fo:color="#ffffff" loext:opacity="100%"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134" style:family="text">
      <style:text-properties fo:color="#ffffff" loext:opacity="100%"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135" style:family="text">
      <style:text-properties fo:color="#ffffff" loext:opacity="100%"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136" style:family="text">
      <style:text-properties fo:color="#ffffff" loext:opacity="100%"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97"/>
        <text:p text:style-name="P95"><text:s/><text:span text:style-name="T41">Alexander van Klaveren<text:tab/><text:tab/><text:tab/></text:span><text:span text:style-name="T84"></text:span><text:span text:style-name="T52"> </text:span><text:span text:style-name="T57">Groningen, The Netherlands</text:span></text:p>
        <text:p text:style-name="P70"><text:s text:c="2"/>Full Stack Developer</text:p>
        <text:p text:style-name="P71"><text:s text:c="2"/><text:tab/><text:tab/><text:tab/><text:tab/><text:tab/><text:tab/><text:tab/><text:tab/><text:tab/><text:span text:style-name="T79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64"/>
        <text:p text:style-name="P96"><text:span text:style-name="T54"><text:s text:c="2"/></text:span><text:span text:style-name="T81"></text:span><text:span text:style-name="T80"> </text:span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@</text:span></text:a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.com</text:span></text:a><text:span text:style-name="T54"><text:tab/><text:tab/><text:tab/><text:tab/><text:tab/></text:span><text:span text:style-name="T85"></text:span><text:span text:style-name="T51"> </text:span><text:a xlink:type="simple" xlink:href="https://www.alvanklaveren.com/" text:style-name="Internet_20_link" text:visited-style-name="Visited_20_Internet_20_Link"><text:span text:style-name="T56">https://www.alvanklaveren.com</text:span></text:a></text:p>
        <text:p text:style-name="P65"/>
        <text:p text:style-name="P63"><text:span text:style-name="T111"><text:s text:c="2"/></text:span><text:span text:style-name="T110"><text:tab/><text:tab/></text:span><text:span text:style-name="T82"><text:tab/><text:tab/><text:tab/><text:tab/><text:tab/><text:tab/><text:tab/></text:span><text:span text:style-name="T124"></text:span><text:span text:style-name="T86"> <text:s/></text:span><text:span text:style-name="T88">A </text:span><text:span text:style-name="T83"></text:span><text:span text:style-name="T87"> <text:s text:c="2"/>B </text:span><text:span text:style-name="T123"></text:span></text:p>
        <text:p text:style-name="P64"><text:tab/><text:tab/></text:p>
      </text:section>
      <table:table table:name="Table13" table:style-name="Table13">
        <table:table-column table:style-name="Table13.A"/>
        <table:table-column table:style-name="Table13.B"/>
        <table:table-row table:style-name="TableLine94171434688736">
          <table:table-cell table:style-name="Table13.A1" office:value-type="string">
            <text:p text:style-name="P79"/>
            <text:p text:style-name="P7"/>
            <text:p text:style-name="P88">Profile</text:p>
            <text:p text:style-name="P11">Developing software in close contact with end users <text:span text:style-name="T104">i</text:span>s <text:span text:style-name="T104">still</text:span> an absolute joy for me. <text:span text:style-name="T112">Working in a niche market makes it incredibly fun, allowing me to use my creativity and problem-solving skills to find solutions that cannot so easily be picked off the shelf. Although working individually from time to time, I prefer working in teams with like-minded people, sharing knowledge and ideas, while improving the software and each other. </text:span></text:p>
            <text:p text:style-name="P12"/>
            <text:p text:style-name="P12">I am eager to learn new things and <text:span text:style-name="T108">always</text:span> invest <text:span text:style-name="T103">time</text:span> at home <text:span text:style-name="T103">to familiarize myself with</text:span> <text:span text:style-name="T107">new technologies and paradigms. </text:span><text:s/></text:p>
            <text:p text:style-name="P9"/>
            <text:p text:style-name="P78"/>
            <text:p text:style-name="P86">Experience</text:p>
            <text:p text:style-name="P32"><text:span text:style-name="T89">20</text:span><text:span text:style-name="T92">19</text:span><text:span text:style-name="T89"> – </text:span><text:span text:style-name="T92">present</text:span><text:span text:style-name="T101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91"><text:span text:style-name="T62"><text:tab/><text:tab/></text:span><text:span text:style-name="T63">our </text:span><text:span text:style-name="T62">(AWS) cloud-based solution for theatrical distribution called Mica (www.mica.co),</text:span></text:p>
            <text:p text:style-name="P34"><text:span text:style-name="T25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19">(continuous</text:span></text:p>
            <text:p text:style-name="P35"><text:span text:style-name="T19"><text:tab/><text:tab/>delivery) I, and we</text:span><text:span text:style-name="T12"> </text:span><text:span text:style-name="T19">as a </text:span><text:span text:style-name="T12">team, </text:span><text:span text:style-name="T36">work</text:span><text:span text:style-name="T11"> </text:span><text:span text:style-name="T12">closely </text:span><text:span text:style-name="T36">toge</text:span><text:span text:style-name="T12">ther </text:span><text:span text:style-name="T36">with each other and end-users, <text:s/></text:span></text:p>
            <text:p text:style-name="P35"><text:span text:style-name="T13"><text:s text:c="37"/></text:span><text:span text:style-name="T36">allowing us to</text:span><text:span text:style-name="T15"> </text:span><text:span text:style-name="T36">q</text:span><text:span text:style-name="T11">uickly respond to the needs of our customers. </text:span><text:span text:style-name="T30">M</text:span><text:span text:style-name="T14">y years of experience </text:span></text:p>
            <text:p text:style-name="P35"><text:span text:style-name="T14"><text:s text:c="37"/></text:span><text:span text:style-name="T34">in developing </text:span><text:span text:style-name="T36">E</text:span><text:span text:style-name="T34">RP solutions </text:span><text:span text:style-name="T36">for the film industry </text:span><text:span text:style-name="T14">help</text:span><text:span text:style-name="T30">s the team </text:span><text:span text:style-name="T14">in </text:span><text:span text:style-name="T30">making d</text:span><text:span text:style-name="T14">ecisions </text:span></text:p>
            <text:p text:style-name="P17"><text:s text:c="37"/>on database- and code-architecture <text:span text:style-name="T114">as well as </text:span><text:span text:style-name="T116">impl</text:span><text:span text:style-name="T122">e</text:span><text:span text:style-name="T116">m</text:span><text:span text:style-name="T122">e</text:span><text:span text:style-name="T116">nting </text:span><text:span text:style-name="T114">goo</text:span><text:span text:style-name="T116">d</text:span><text:span text:style-name="T114"> coding practices </text:span><text:span text:style-name="T115">and</text:span></text:p>
            <text:p text:style-name="P17"><text:span text:style-name="T115"><text:s text:c="37"/>standards</text:span>.</text:p>
            <text:p text:style-name="P18"/>
            <text:p text:style-name="P82"/>
            <text:p text:style-name="P38"><text:span text:style-name="T93">2</text:span><text:span text:style-name="T89">01</text:span><text:span text:style-name="T94">0</text:span><text:span text:style-name="T89"> – 201</text:span><text:span text:style-name="T97">9</text:span><text:span text:style-name="T9"><text:tab/></text:span><text:span text:style-name="T102">(Lead) Senior </text:span>developer<text:span text:style-name="T9"> </text:span><text:span text:style-name="T16">at Maccs International B.V. (Transparant Constructions).</text:span></text:p>
            <text:p text:style-name="P90"><text:span text:style-name="T58"><text:tab/><text:tab/></text:span><text:span text:style-name="T59">Working on our main product MACCS </text:span><text:span text:style-name="T60">(www.maccs.com)</text:span><text:span text:style-name="T59">, a de</text:span><text:span text:style-name="T61">s</text:span><text:span text:style-name="T59">ktop application for</text:span></text:p>
            <text:p text:style-name="P37"><text:span text:style-name="T25">Ubbena / Groningen</text:span><text:span text:style-name="T16"><text:tab/></text:span><text:span text:style-name="T20">t</text:span><text:span text:style-name="T16">heatrical distribution </text:span><text:span text:style-name="T35">(planning, order, sales, logistics, finance) </text:span><text:span text:style-name="T16">using PowerScript</text:span></text:p>
            <text:p text:style-name="P37"><text:span text:style-name="T16"><text:tab/><text:tab/>(PowerBuilder) and Oracle, </text:span><text:span text:style-name="T31">I t</text:span><text:span text:style-name="T17">ook </text:span><text:span text:style-name="T37">the l</text:span><text:span text:style-name="T17">ead </text:span><text:span text:style-name="T37">in</text:span><text:span text:style-name="T17"> </text:span><text:span text:style-name="T32">the </text:span><text:span text:style-name="T17">majority of projects funded </text:span><text:span text:style-name="T18">b</text:span><text:span text:style-name="T17">y Warner</text:span></text:p>
            <text:p text:style-name="P37"><text:span text:style-name="T17"><text:tab/><text:tab/>Bros and Paramount. </text:span><text:span text:style-name="T33">I t</text:span><text:span text:style-name="T16">rain</text:span><text:span text:style-name="T33">ed</text:span><text:span text:style-name="T16"> and coach</text:span><text:span text:style-name="T33">ed</text:span><text:span text:style-name="T16"> </text:span><text:span text:style-name="T20">c</text:span><text:span text:style-name="T16">olleagues in the </text:span><text:span text:style-name="T17">N</text:span><text:span text:style-name="T16">etherlands and abroad,</text:span></text:p>
            <text:p text:style-name="P37"><text:span text:style-name="T16"><text:tab/><text:tab/></text:span><text:span text:style-name="T33">as well as</text:span><text:span text:style-name="T16"> </text:span><text:span text:style-name="T17">end-users on-site </text:span><text:span text:style-name="T33">during deployments. I</text:span><text:span text:style-name="T17">n the Netherlands and abroad </text:span></text:p>
            <text:p text:style-name="P37"><text:span text:style-name="T17"><text:tab/><text:tab/>(mainly Europe). </text:span><text:span text:style-name="T22">At the end of 2014, I decided to combine work with going back to</text:span></text:p>
            <text:p text:style-name="P37"><text:span text:style-name="T22"><text:tab/><text:tab/>University to get my Master’</text:span><text:span text:style-name="T24">s</text:span><text:span text:style-name="T22"> degree, </text:span><text:span text:style-name="T23">wh</text:span><text:span text:style-name="T38">ere</text:span><text:span text:style-name="T23"> </text:span><text:span text:style-name="T38">I </text:span><text:span text:style-name="T23">learn</text:span><text:span text:style-name="T38">ed </text:span><text:span text:style-name="T23">more </text:span><text:span text:style-name="T39">about</text:span><text:span text:style-name="T23"> service oriented</text:span></text:p>
            <text:p text:style-name="P92"><text:span text:style-name="T64"><text:tab/><text:tab/>architectures and </text:span><text:span text:style-name="T65">web</text:span><text:span text:style-name="T64"> security. </text:span><text:span text:style-name="T66">E</text:span><text:span text:style-name="T67">ventually </text:span><text:span text:style-name="T66">I </text:span><text:span text:style-name="T68">mov</text:span><text:span text:style-name="T66">ed</text:span><text:span text:style-name="T67"> </text:span><text:span text:style-name="T68">on </text:span><text:span text:style-name="T64">t</text:span><text:span text:style-name="T68">o </text:span><text:span text:style-name="T69">a</text:span><text:span text:style-name="T68"> new projec</text:span><text:span text:style-name="T70">t </text:span><text:span text:style-name="T65">and </text:span></text:p>
            <text:p text:style-name="P92"><text:span text:style-name="T66"><text:s text:c="36"/></text:span><text:span text:style-name="T68"><text:s/>t</text:span><text:span text:style-name="T71">ransfer</text:span><text:span text:style-name="T66">red</text:span><text:span text:style-name="T71"> </text:span><text:span text:style-name="T65">all of my knowledge about the product and our customers t</text:span><text:span text:style-name="T66">o the new </text:span></text:p>
            <text:p text:style-name="P92"><text:span text:style-name="T66"><text:s text:c="37"/></text:span><text:span text:style-name="T69">s</text:span><text:span text:style-name="T71">crum team’s </text:span><text:span text:style-name="T68">(lead) </text:span><text:span text:style-name="T71">developers/product owners). </text:span></text:p>
            <text:p text:style-name="P23"/>
            <text:p text:style-name="P84"/>
            <text:p text:style-name="P41"><text:span text:style-name="T89">200</text:span><text:span text:style-name="T98">6</text:span><text:span text:style-name="T89"> – 2010</text:span><text:span text:style-name="T9"><text:tab/></text:span>Junior <text:span text:style-name="T106">software developer</text:span><text:span text:style-name="T15"> </text:span><text:span text:style-name="T16">at </text:span><text:span text:style-name="T27">ADG Applications </text:span><text:span text:style-name="T31">(</text:span><text:span text:style-name="T16">Transparant Constructions).</text:span><text:span text:style-name="T9"> </text:span></text:p>
            <text:p text:style-name="P24"><text:tab/><text:tab/>With a Java background (college), in this period I learned to work with Powerbuilder</text:p>
            <text:p text:style-name="P41"><text:span text:style-name="T26">Ubbena</text:span><text:span text:style-name="T9"><text:tab/><text:tab/>and Oracle, give demos to potential customers, deploy MACCS in various countries</text:span></text:p>
            <text:p text:style-name="P93"><text:span text:style-name="T61"><text:tab/><text:tab/>and train end users. </text:span><text:span text:style-name="T72">I s</text:span><text:span text:style-name="T61">uccesfully implemented a pilot project for Paramount in Spain</text:span></text:p>
            <text:p text:style-name="P93"><text:span text:style-name="T61"><text:s text:c="37"/></text:span><text:span text:style-name="T75">(</text:span><text:span text:style-name="T72">Madrid)</text:span><text:span text:style-name="T61">, </text:span><text:span text:style-name="T75">resulting in</text:span><text:span text:style-name="T72"> </text:span><text:span text:style-name="T61">Paramount </text:span><text:span text:style-name="T75">continue the</text:span><text:span text:style-name="T72"> deployment of MACCS in </text:span><text:span text:style-name="T73">other</text:span></text:p>
            <text:p text:style-name="P93"><text:span text:style-name="T73"><text:s text:c="36"/></text:span><text:span text:style-name="T72"><text:s/></text:span><text:span text:style-name="T61">territorie</text:span><text:span text:style-name="T74">s</text:span><text:span text:style-name="T76"> as well</text:span><text:span text:style-name="T61">.</text:span></text:p>
            <text:p text:style-name="P26"/>
            <text:p text:style-name="P1"/>
            <text:p text:style-name="P40"><text:span text:style-name="T89">200</text:span><text:span text:style-name="T95">2</text:span><text:span text:style-name="T89"> – 200</text:span><text:span text:style-name="T98">6</text:span><text:span text:style-name="T9"><text:tab/></text:span><text:span text:style-name="T20">Fresh out of school, I started at a tax advice agency called Slenema &amp; Co. </text:span><text:span text:style-name="T21">As the only</text:span></text:p>
            <text:p text:style-name="P28"><text:tab/><text:tab/>tech-savvy employee I took care of the network infrastructure and application</text:p>
            <text:p text:style-name="P40"><text:span text:style-name="T26">Roden</text:span><text:span text:style-name="T21"><text:tab/><text:tab/>management. In this period I got some certificates in accounting (LOI Praktijkdiploma</text:span></text:p>
            <text:p text:style-name="P42"><text:span text:style-name="T21"><text:tab/><text:tab/>Boekhouden </text:span><text:span text:style-name="T28">(2004) </text:span><text:span text:style-name="T21">/ LOI Moderne Bedrijfsadministratie </text:span><text:span text:style-name="T28">(2006)</text:span><text:span text:style-name="T21">). <text:s/></text:span><text:span text:style-name="T40">As a side project, <text:s text:c="46"/></text:span></text:p>
            <text:p text:style-name="P42"><text:span text:style-name="T40"><text:s text:c="37"/>I </text:span><text:span text:style-name="T21">developed a time-</text:span><text:span text:style-name="T28">r</text:span><text:span text:style-name="T21">egistration </text:span><text:span text:style-name="T29">tool</text:span><text:span text:style-name="T21"> in Visual Basic for Applications.</text:span></text:p>
            <text:p text:style-name="P14"/>
            <text:p text:style-name="P16"/>
            <text:p text:style-name="P16"/>
            <text:p text:style-name="P16"/>
            <text:p text:style-name="P75">Education</text:p>
            <text:p text:style-name="P33"><text:span text:style-name="T89">20</text:span><text:span text:style-name="T96">15</text:span><text:span text:style-name="T89"> – </text:span><text:span text:style-name="T96">2019</text:span><text:span text:style-name="T77"><text:tab/></text:span><text:span text:style-name="T10">Master of Science – Sofware Engineering (Cum Laude)</text:span></text:p>
            <text:p text:style-name="P20"><text:tab/><text:tab/>Open University Netherlands</text:p>
            <text:p text:style-name="P21"/>
            <text:p text:style-name="P30"><text:span text:style-name="T89">1998 – 2002</text:span> <text:tab/><text:span text:style-name="T9">Bachelor of Science – Software Engineering</text:span></text:p>
            <text:p text:style-name="P21"><text:tab/><text:tab/><text:span text:style-name="T109">Hanze University of Applied Sciences / </text:span>Hanzehogeschool Groningen</text:p>
            <text:p text:style-name="P21"><text:tab/><text:tab/></text:p>
            <text:p text:style-name="P21"/>
          </table:table-cell>
          <table:table-cell table:style-name="Table13.B1" office:value-type="string">
            <text:list xml:id="list3243763129" text:style-name="L1">
              <text:list-header>
                <text:p text:style-name="P107"/>
              </text:list-header>
            </text:list>
            <text:p text:style-name="P69"><text:span text:style-name="T90">Skills / </text:span><text:span text:style-name="T91">Proficiencies</text:span></text:p>
            <text:p text:style-name="P48">Languages</text:p>
            <text:list xml:id="list105154618997856" text:continue-numbering="true" text:style-name="L1">
              <text:list-item>
                <text:p text:style-name="P109"><text:span text:style-name="T43">Java </text:span><text:span text:style-name="T44">(</text:span><text:span text:style-name="T43">Spring Boot, </text:span><text:span text:style-name="T47">JP</text:span><text:span text:style-name="T48">A)</text:span><text:span text:style-name="T42"> <text:s text:c="9"/><text:tab/><text:tab/><text:tab/><text:tab/> <text:s text:c="6"/></text:span><text:span text:style-name="T42"><draw:custom-shape text:anchor-type="as-char" svg:y="-0.052in" draw:z-index="9" draw:name="Shape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0" draw:name="Shape1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1" draw:name="Shape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2" draw:name="Shape1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3" draw:name="Shape1" draw:style-name="gr1" draw:text-style-name="P12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112"><text:span text:style-name="T5"><text:tab/></text:span><text:span text:style-name="T3">Advanced </text:span></text:p>
              </text:list-item>
            </text:list>
            <text:p text:style-name="P60"/>
            <text:list xml:id="list2297235711" text:style-name="L2">
              <text:list-item>
                <text:p text:style-name="P110"><text:span text:style-name="T44">Typescript <text:s text:c="33"/>(Angular)</text:span><text:span text:style-name="T46"> </text:span><text:span text:style-name="T44"><text:s text:c="19"/></text:span><text:span text:style-name="T42"><draw:custom-shape text:anchor-type="as-char" svg:y="-0.052in" draw:z-index="14" draw:name="Shape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5" draw:name="Shape1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6" draw:name="Shape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7" draw:name="Shape1" draw:style-name="gr1" draw:text-style-name="P12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8" draw:name="Shape1" draw:style-name="gr1" draw:text-style-name="P12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 text:c="2"/></text:span></text:p>
                <text:p text:style-name="P113"><text:span text:style-name="T5"><text:tab/></text:span><text:span text:style-name="T4">Intermediate </text:span></text:p>
                <text:p text:style-name="P115"/>
              </text:list-item>
            </text:list>
            <text:p text:style-name="P44"><text:span text:style-name="T100">Relational </text:span><text:span text:style-name="T99">Databases</text:span></text:p>
            <text:list xml:id="list105153961268769" text:continue-numbering="true" text:style-name="L2">
              <text:list-item>
                <text:p text:style-name="P111"><text:span text:style-name="T43">Oracle, My</text:span><text:span text:style-name="T44">S</text:span><text:span text:style-name="T43">ql, </text:span><text:span text:style-name="T45">MariaD</text:span><text:span text:style-name="T44">B</text:span><text:span text:style-name="T42"><text:tab/><text:tab/> <text:s text:c="10"/></text:span><text:span text:style-name="T42"><draw:custom-shape text:anchor-type="as-char" svg:y="-0.052in" draw:z-index="20" draw:name="Shape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1" draw:name="Shape1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2" draw:name="Shape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3" draw:name="Shape1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4" draw:name="Shape1" draw:style-name="gr1" draw:text-style-name="P12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114"><text:span text:style-name="T5"><text:s/><text:tab/> </text:span><text:span text:style-name="T3">Advanced </text:span></text:p>
              </text:list-item>
            </text:list>
            <text:p text:style-name="P52"/>
            <text:p text:style-name="P94"><text:span text:style-name="T50">I</text:span><text:span text:style-name="T49">DE</text:span></text:p>
            <text:list xml:id="list105154313418860" text:continue-numbering="true" text:style-name="L2">
              <text:list-item>
                <text:p text:style-name="P117">Eclipse, IntelliJ, <text:span text:style-name="T113">VS Code</text:span></text:p>
              </text:list-item>
            </text:list>
            <text:p text:style-name="P50"/>
            <text:p text:style-name="P50">Operating Systems</text:p>
            <text:list xml:id="list3438977107" text:style-name="L3">
              <text:list-item>
                <text:p text:style-name="P119">Windows <text:s/>/ Linux <text:span text:style-name="T105">(</text:span><text:span text:style-name="T78"></text:span><text:span text:style-name="T105">)</text:span></text:p>
              </text:list-item>
            </text:list>
            <text:p text:style-name="P56"/>
            <text:p text:style-name="P51">Keywords</text:p>
            <text:list xml:id="list105153018163760" text:continue-numbering="true" text:style-name="L3">
              <text:list-item>
                <text:p text:style-name="P120"><text:span text:style-name="T119">Wicke</text:span><text:span text:style-name="T120">t, </text:span>Maven, Git, <text:span text:style-name="T118">Subversion, </text:span><text:span text:style-name="T120">Tomcat, </text:span><text:span text:style-name="T117">AWS, </text:span><text:span text:style-name="T118">PowerBuilder, N</text:span><text:span text:style-name="T121">PM</text:span></text:p>
              </text:list-item>
            </text:list>
            <text:p text:style-name="P57"/>
            <text:p text:style-name="P44"/>
            <text:p text:style-name="P44"/>
            <text:p text:style-name="P77">Languages</text:p>
            <text:p text:style-name="P46">Dutch<text:tab/><text:tab/> <text:s text:c="10"/><draw:custom-shape text:anchor-type="as-char" svg:y="-0.052in" draw:z-index="0" draw:name="Shape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47"><text:tab/><text:span text:style-name="T8">Superior </text:span></text:p>
            <text:p text:style-name="P59"/>
            <text:p text:style-name="P45">English<text:tab/><text:tab/> <text:s text:c="10"/><draw:custom-shape text:anchor-type="as-char" svg:y="-0.052in" draw:z-index="4" draw:name="Shape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1" draw:text-style-name="P12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8"><text:span text:style-name="T1"><text:tab/><text:tab/></text:span><text:span text:style-name="T2">Advanced </text:span></text:p>
            <text:p text:style-name="P5"/>
          </table:table-cell>
        </table:table-row>
      </table:table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02"><text:span text:style-name="T41">Alexander van Klaveren<text:tab/><text:tab/><text:tab/></text:span><text:span text:style-name="T84"></text:span><text:span text:style-name="T52"> </text:span><text:span text:style-name="T57">Groningen, The Netherlands</text:span></text:p>
            <text:p text:style-name="P98"><text:s text:c="2"/>Full Stack Developer</text:p>
            <text:p text:style-name="P72"><text:span text:style-name="T125"><text:s text:c="2"/><text:tab/><text:tab/><text:tab/><text:tab/><text:tab/><text:tab/><text:tab/><text:tab/><text:tab/></text:span><text:span text:style-name="T126"></text:span><text:span text:style-name="T12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128">alexander-van-klaveren-06b49228</text:span></text:span></text:a></text:p>
            <text:p text:style-name="P99"/>
            <text:p text:style-name="P103"><text:span text:style-name="T130"><text:s text:c="2"/></text:span><text:span text:style-name="T134"></text:span><text:span text:style-name="T135"> </text:span><text:a xlink:type="simple" xlink:href="mailto:alvanklaveren@alvanklaveren.com" text:style-name="Internet_20_link" text:visited-style-name="Visited_20_Internet_20_Link"><text:span text:style-name="T131">alvanklaveren</text:span></text:a><text:a xlink:type="simple" xlink:href="mailto:alvanklaveren@alvanklaveren.com" text:style-name="Internet_20_link" text:visited-style-name="Visited_20_Internet_20_Link"><text:span text:style-name="T129">@</text:span></text:a><text:a xlink:type="simple" xlink:href="mailto:alvanklaveren@alvanklaveren.com" text:style-name="Internet_20_link" text:visited-style-name="Visited_20_Internet_20_Link"><text:span text:style-name="T131">alvanklaveren</text:span></text:a><text:a xlink:type="simple" xlink:href="mailto:alvanklaveren@alvanklaveren.com" text:style-name="Internet_20_link" text:visited-style-name="Visited_20_Internet_20_Link"><text:span text:style-name="T129">.com</text:span></text:a><text:span text:style-name="T130"><text:tab/><text:tab/><text:tab/><text:tab/><text:tab/></text:span><text:span text:style-name="T136"></text:span><text:span text:style-name="T133"> </text:span><text:a xlink:type="simple" xlink:href="https://www.alvanklaveren.com/" text:style-name="Internet_20_link" text:visited-style-name="Visited_20_Internet_20_Link"><text:span text:style-name="T132">https://www.alvanklaveren.com</text:span></text:a></text:p>
            <text:p text:style-name="P101"/>
            <text:p text:style-name="P100"><text:span text:style-name="T111"><text:s text:c="2"/></text:span><text:span text:style-name="T110"><text:tab/><text:tab/></text:span><text:span text:style-name="T82"><text:tab/><text:tab/><text:tab/><text:tab/><text:tab/><text:tab/><text:tab/></text:span><text:span text:style-name="T124"></text:span><text:span text:style-name="T86"> <text:s/></text:span><text:span text:style-name="T88">A </text:span><text:span text:style-name="T83"></text:span><text:span text:style-name="T87"> <text:s text:c="2"/>B </text:span><text:span text:style-name="T123"></text:span></text:p>
          </table:table-cell>
          <table:covered-table-cell/>
        </table:table-row>
        <table:table-row table:style-name="TableLine94171249180176">
          <table:table-cell table:style-name="Table1.A2" office:value-type="string">
            <text:p text:style-name="P80"/>
            <text:p text:style-name="P8"/>
            <text:p text:style-name="P89">Profile</text:p>
            <text:p text:style-name="P13">Developing software in close contact with end users <text:span text:style-name="T104">i</text:span>s <text:span text:style-name="T104">still</text:span> an absolute joy for me. <text:span text:style-name="T112">Working in a niche market makes it incredibly fun, allowing me to use my creativity and problem-solving skills to find solutions that cannot so easily be picked off the shelf. Although working individually from time to time, I prefer working in teams with like-minded people, sharing knowledge and ideas, while improving the software and each other. </text:span></text:p>
            <text:p text:style-name="P13"/>
            <text:p text:style-name="P13">I am eager to learn new things and <text:span text:style-name="T108">always</text:span> invest <text:span text:style-name="T103">time</text:span> at home <text:span text:style-name="T103">to familiarize myself with</text:span> <text:span text:style-name="T107">new technologies and paradigms. </text:span><text:s/></text:p>
            <text:p text:style-name="P10"/>
            <text:p text:style-name="P80"/>
            <text:p text:style-name="P87">Experience</text:p>
            <text:p text:style-name="P36"><text:span text:style-name="T89">20</text:span><text:span text:style-name="T92">19</text:span><text:span text:style-name="T89"> – </text:span><text:span text:style-name="T92">present</text:span><text:span text:style-name="T101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105"><text:span text:style-name="T62"><text:tab/><text:tab/></text:span><text:span text:style-name="T63">our </text:span><text:span text:style-name="T62">(AWS) cloud-based solution for theatrical distribution called Mica (www.mica.co),</text:span></text:p>
            <text:p text:style-name="P36"><text:span text:style-name="T25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19">(continuous</text:span></text:p>
            <text:p text:style-name="P36"><text:span text:style-name="T19"><text:tab/><text:tab/>delivery) I, and we</text:span><text:span text:style-name="T12"> </text:span><text:span text:style-name="T19">as a </text:span><text:span text:style-name="T12">team, </text:span><text:span text:style-name="T36">work</text:span><text:span text:style-name="T11"> </text:span><text:span text:style-name="T12">closely </text:span><text:span text:style-name="T36">toge</text:span><text:span text:style-name="T12">ther </text:span><text:span text:style-name="T36">with each other and end-users, <text:s/></text:span></text:p>
            <text:p text:style-name="P36"><text:span text:style-name="T13"><text:s text:c="37"/></text:span><text:span text:style-name="T36">allowing us to</text:span><text:span text:style-name="T15"> </text:span><text:span text:style-name="T36">q</text:span><text:span text:style-name="T11">uickly respond to the needs of our customers. </text:span><text:span text:style-name="T30">M</text:span><text:span text:style-name="T14">y years of experience </text:span></text:p>
            <text:p text:style-name="P36"><text:span text:style-name="T14"><text:s text:c="37"/></text:span><text:span text:style-name="T34">in developing </text:span><text:span text:style-name="T36">E</text:span><text:span text:style-name="T34">RP solutions </text:span><text:span text:style-name="T36">for the film industry </text:span><text:span text:style-name="T14">help</text:span><text:span text:style-name="T30">s the team </text:span><text:span text:style-name="T14">in </text:span><text:span text:style-name="T30">making d</text:span><text:span text:style-name="T14">ecisions </text:span></text:p>
            <text:p text:style-name="P19"><text:s text:c="37"/>on database- and code-architecture <text:span text:style-name="T114">as well as </text:span><text:span text:style-name="T116">impl</text:span><text:span text:style-name="T122">e</text:span><text:span text:style-name="T116">m</text:span><text:span text:style-name="T122">e</text:span><text:span text:style-name="T116">nting </text:span><text:span text:style-name="T114">goo</text:span><text:span text:style-name="T116">d</text:span><text:span text:style-name="T114"> coding practices </text:span><text:span text:style-name="T115">and</text:span></text:p>
            <text:p text:style-name="P19"><text:span text:style-name="T115"><text:s text:c="37"/>standards</text:span>.</text:p>
            <text:p text:style-name="P19"/>
            <text:p text:style-name="P83"/>
            <text:p text:style-name="P39"><text:span text:style-name="T93">2</text:span><text:span text:style-name="T89">01</text:span><text:span text:style-name="T94">0</text:span><text:span text:style-name="T89"> – 201</text:span><text:span text:style-name="T97">9</text:span><text:span text:style-name="T9"><text:tab/></text:span><text:span text:style-name="T102">(Lead) Senior </text:span>developer<text:span text:style-name="T9"> </text:span><text:span text:style-name="T16">at Maccs International B.V. (Transparant Constructions).</text:span></text:p>
            <text:p text:style-name="P105"><text:span text:style-name="T58"><text:tab/><text:tab/></text:span><text:span text:style-name="T59">Working on our main product MACCS </text:span><text:span text:style-name="T60">(www.maccs.com)</text:span><text:span text:style-name="T59">, a de</text:span><text:span text:style-name="T61">s</text:span><text:span text:style-name="T59">ktop application for</text:span></text:p>
            <text:p text:style-name="P39"><text:span text:style-name="T25">Ubbena / Groningen</text:span><text:span text:style-name="T16"><text:tab/></text:span><text:span text:style-name="T20">t</text:span><text:span text:style-name="T16">heatrical distribution </text:span><text:span text:style-name="T35">(planning, order, sales, logistics, finance) </text:span><text:span text:style-name="T16">using PowerScript</text:span></text:p>
            <text:p text:style-name="P39"><text:span text:style-name="T16"><text:tab/><text:tab/>(PowerBuilder) and Oracle, </text:span><text:span text:style-name="T31">I t</text:span><text:span text:style-name="T17">ook </text:span><text:span text:style-name="T37">the l</text:span><text:span text:style-name="T17">ead </text:span><text:span text:style-name="T37">in</text:span><text:span text:style-name="T17"> </text:span><text:span text:style-name="T32">the </text:span><text:span text:style-name="T17">majority of projects funded </text:span><text:span text:style-name="T18">b</text:span><text:span text:style-name="T17">y Warner</text:span></text:p>
            <text:p text:style-name="P39"><text:span text:style-name="T17"><text:tab/><text:tab/>Bros and Paramount. </text:span><text:span text:style-name="T33">I t</text:span><text:span text:style-name="T16">rain</text:span><text:span text:style-name="T33">ed</text:span><text:span text:style-name="T16"> and coach</text:span><text:span text:style-name="T33">ed</text:span><text:span text:style-name="T16"> </text:span><text:span text:style-name="T20">c</text:span><text:span text:style-name="T16">olleagues in the </text:span><text:span text:style-name="T17">N</text:span><text:span text:style-name="T16">etherlands and abroad,</text:span></text:p>
            <text:p text:style-name="P39"><text:span text:style-name="T16"><text:tab/><text:tab/></text:span><text:span text:style-name="T33">as well as</text:span><text:span text:style-name="T16"> </text:span><text:span text:style-name="T17">end-users on-site </text:span><text:span text:style-name="T33">during deployments. I</text:span><text:span text:style-name="T17">n the Netherlands and abroad </text:span></text:p>
            <text:p text:style-name="P39"><text:span text:style-name="T17"><text:tab/><text:tab/>(mainly Europe). </text:span><text:span text:style-name="T22">At the end of 2014, I decided to combine work with going back to</text:span></text:p>
            <text:p text:style-name="P39"><text:span text:style-name="T22"><text:tab/><text:tab/>University to get my Master’</text:span><text:span text:style-name="T24">s</text:span><text:span text:style-name="T22"> degree, </text:span><text:span text:style-name="T23">wh</text:span><text:span text:style-name="T38">ere</text:span><text:span text:style-name="T23"> </text:span><text:span text:style-name="T38">I </text:span><text:span text:style-name="T23">learn</text:span><text:span text:style-name="T38">ed </text:span><text:span text:style-name="T23">more </text:span><text:span text:style-name="T39">about</text:span><text:span text:style-name="T23"> service oriented</text:span></text:p>
            <text:p text:style-name="P105"><text:span text:style-name="T64"><text:tab/><text:tab/>architectures and </text:span><text:span text:style-name="T65">web</text:span><text:span text:style-name="T64"> security. </text:span><text:span text:style-name="T66">E</text:span><text:span text:style-name="T67">ventually </text:span><text:span text:style-name="T66">I </text:span><text:span text:style-name="T68">mov</text:span><text:span text:style-name="T66">ed</text:span><text:span text:style-name="T67"> </text:span><text:span text:style-name="T68">on </text:span><text:span text:style-name="T64">t</text:span><text:span text:style-name="T68">o </text:span><text:span text:style-name="T69">a</text:span><text:span text:style-name="T68"> new projec</text:span><text:span text:style-name="T70">t </text:span><text:span text:style-name="T65">and </text:span></text:p>
            <text:p text:style-name="P105"><text:span text:style-name="T66"><text:s text:c="36"/></text:span><text:span text:style-name="T68"><text:s/>t</text:span><text:span text:style-name="T71">ransfer</text:span><text:span text:style-name="T66">red</text:span><text:span text:style-name="T71"> </text:span><text:span text:style-name="T65">all of my knowledge about the product and our customers t</text:span><text:span text:style-name="T66">o the new </text:span></text:p>
            <text:p text:style-name="P105"><text:span text:style-name="T66"><text:s text:c="37"/></text:span><text:span text:style-name="T69">s</text:span><text:span text:style-name="T71">crum team’s </text:span><text:span text:style-name="T68">(lead) </text:span><text:span text:style-name="T71">developers/product owners). </text:span></text:p>
            <text:p text:style-name="P25"/>
            <text:p text:style-name="P85"/>
            <text:p text:style-name="P43"><text:span text:style-name="T89">200</text:span><text:span text:style-name="T98">6</text:span><text:span text:style-name="T89"> – 2010</text:span><text:span text:style-name="T9"><text:tab/></text:span>Junior <text:span text:style-name="T106">software developer</text:span><text:span text:style-name="T15"> </text:span><text:span text:style-name="T16">at </text:span><text:span text:style-name="T27">ADG Applications </text:span><text:span text:style-name="T31">(</text:span><text:span text:style-name="T16">Transparant Constructions).</text:span><text:span text:style-name="T9"> </text:span></text:p>
            <text:p text:style-name="P25"><text:tab/><text:tab/>With a Java background (college), in this period I learned to work with Powerbuilder</text:p>
            <text:p text:style-name="P43"><text:span text:style-name="T26">Ubbena</text:span><text:span text:style-name="T9"><text:tab/><text:tab/>and Oracle, give demos to potential customers, deploy MACCS in various countries</text:span></text:p>
            <text:p text:style-name="P105"><text:span text:style-name="T61"><text:tab/><text:tab/>and train end users. </text:span><text:span text:style-name="T72">I s</text:span><text:span text:style-name="T61">uccesfully implemented a pilot project for Paramount in Spain</text:span></text:p>
            <text:p text:style-name="P105"><text:span text:style-name="T61"><text:s text:c="37"/></text:span><text:span text:style-name="T75">(</text:span><text:span text:style-name="T72">Madrid)</text:span><text:span text:style-name="T61">, </text:span><text:span text:style-name="T75">resulting in</text:span><text:span text:style-name="T72"> </text:span><text:span text:style-name="T61">Paramount </text:span><text:span text:style-name="T75">continue the</text:span><text:span text:style-name="T72"> deployment of MACCS in </text:span><text:span text:style-name="T73">other</text:span></text:p>
            <text:p text:style-name="P105"><text:span text:style-name="T73"><text:s text:c="36"/></text:span><text:span text:style-name="T72"><text:s/></text:span><text:span text:style-name="T61">territorie</text:span><text:span text:style-name="T74">s</text:span><text:span text:style-name="T76"> as well</text:span><text:span text:style-name="T61">.</text:span></text:p>
            <text:p text:style-name="P27"/>
            <text:p text:style-name="P2"/>
            <text:p text:style-name="P43"><text:span text:style-name="T89">200</text:span><text:span text:style-name="T95">2</text:span><text:span text:style-name="T89"> – 200</text:span><text:span text:style-name="T98">6</text:span><text:span text:style-name="T9"><text:tab/></text:span><text:span text:style-name="T20">Fresh out of school, I started at a tax advice agency called Slenema &amp; Co. </text:span><text:span text:style-name="T21">As the only</text:span></text:p>
            <text:p text:style-name="P29"><text:tab/><text:tab/>tech-savvy employee I took care of the network infrastructure and application</text:p>
            <text:p text:style-name="P43"><text:span text:style-name="T26">Roden</text:span><text:span text:style-name="T21"><text:tab/><text:tab/>management. In this period I got some certificates in accounting (LOI Praktijkdiploma</text:span></text:p>
            <text:p text:style-name="P43"><text:span text:style-name="T21"><text:tab/><text:tab/>Boekhouden </text:span><text:span text:style-name="T28">(2004) </text:span><text:span text:style-name="T21">/ LOI Moderne Bedrijfsadministratie </text:span><text:span text:style-name="T28">(2006)</text:span><text:span text:style-name="T21">). <text:s/></text:span><text:span text:style-name="T40">As a side project, <text:s text:c="46"/></text:span></text:p>
            <text:p text:style-name="P43"><text:span text:style-name="T40"><text:s text:c="37"/>I </text:span><text:span text:style-name="T21">developed a time-</text:span><text:span text:style-name="T28">r</text:span><text:span text:style-name="T21">egistration </text:span><text:span text:style-name="T29">tool</text:span><text:span text:style-name="T21"> in Visual Basic for Applications.</text:span></text:p>
            <text:p text:style-name="P15"/>
            <text:p text:style-name="P19"/>
            <text:p text:style-name="P19"/>
            <text:p text:style-name="P19"/>
            <text:p text:style-name="P76">Education</text:p>
            <text:p text:style-name="P36"><text:span text:style-name="T89">20</text:span><text:span text:style-name="T96">15</text:span><text:span text:style-name="T89"> – </text:span><text:span text:style-name="T96">2019</text:span><text:span text:style-name="T77"><text:tab/></text:span><text:span text:style-name="T10">Master of Science – Sofware Engineering (Cum Laude)</text:span></text:p>
            <text:p text:style-name="P22"><text:tab/><text:tab/>Open University Netherlands</text:p>
            <text:p text:style-name="P22"/>
            <text:p text:style-name="P31"><text:span text:style-name="T89">1998 – 2002</text:span> <text:tab/><text:span text:style-name="T9">Bachelor of Science – Software Engineering</text:span></text:p>
            <text:p text:style-name="P22"><text:tab/><text:tab/><text:span text:style-name="T109">Hanze University of Applied Sciences / </text:span>Hanzehogeschool Groningen</text:p>
            <text:p text:style-name="P22"><text:tab/><text:tab/></text:p>
            <text:p text:style-name="P22"/>
          </table:table-cell>
          <table:table-cell table:style-name="Table1.B2" office:value-type="string">
            <text:list xml:id="list105152985870984" text:continue-list="list105154618997856" text:style-name="L1">
              <text:list-header>
                <text:p text:style-name="P108"/>
              </text:list-header>
            </text:list>
            <text:p text:style-name="P73"><text:span text:style-name="T90">Skills / </text:span><text:span text:style-name="T91">Proficiencies</text:span></text:p>
            <text:p text:style-name="P49">Languages</text:p>
            <text:list xml:id="list105153269328500" text:continue-numbering="true" text:style-name="L1">
              <text:list-item>
                <text:p text:style-name="P125"><text:span text:style-name="T43">Java </text:span><text:span text:style-name="T44">(</text:span><text:span text:style-name="T43">Spring Boot, </text:span><text:span text:style-name="T47">JP</text:span><text:span text:style-name="T48">A)</text:span><text:span text:style-name="T42"> <text:s text:c="9"/><text:tab/><text:tab/><text:tab/><text:tab/> <text:s text:c="6"/></text:span><text:span text:style-name="T42"><draw:custom-shape text:anchor-type="as-char" svg:y="-0.052in" draw:z-index="25" draw:name="Shape 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6" draw:name="Shape 2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7" draw:name="Shape 3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8" draw:name="Shape 4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9" draw:name="Shape 5" draw:style-name="gr1" draw:text-style-name="P12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123"><text:span text:style-name="T5"><text:tab/></text:span><text:span text:style-name="T3">Advanced </text:span></text:p>
              </text:list-item>
            </text:list>
            <text:p text:style-name="P61"/>
            <text:list xml:id="list4228519390" text:style-name="L4">
              <text:list-item>
                <text:p text:style-name="P126"><text:span text:style-name="T44">Typescript <text:s text:c="33"/>(Angular)</text:span><text:span text:style-name="T46"> </text:span><text:span text:style-name="T44"><text:s text:c="19"/></text:span><text:span text:style-name="T42"><draw:custom-shape text:anchor-type="as-char" svg:y="-0.052in" draw:z-index="30" draw:name="Shape 6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31" draw:name="Shape 7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32" draw:name="Shape 8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33" draw:name="Shape 9" draw:style-name="gr1" draw:text-style-name="P12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34" draw:name="Shape 10" draw:style-name="gr1" draw:text-style-name="P12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 text:c="2"/></text:span></text:p>
                <text:p text:style-name="P124"><text:span text:style-name="T5"><text:tab/></text:span><text:span text:style-name="T4">Intermediate </text:span></text:p>
                <text:p text:style-name="P116"/>
              </text:list-item>
            </text:list>
            <text:p text:style-name="P66"><text:span text:style-name="T100">Relational </text:span><text:span text:style-name="T99">Databases</text:span></text:p>
            <text:list xml:id="list105154728842713" text:continue-numbering="true" text:style-name="L4">
              <text:list-item>
                <text:p text:style-name="P127"><text:span text:style-name="T43">Oracle, My</text:span><text:span text:style-name="T44">S</text:span><text:span text:style-name="T43">ql, </text:span><text:span text:style-name="T45">MariaD</text:span><text:span text:style-name="T44">B</text:span><text:span text:style-name="T42"><text:tab/><text:tab/> <text:s text:c="10"/></text:span><text:span text:style-name="T42"><draw:custom-shape text:anchor-type="as-char" svg:y="-0.052in" draw:z-index="35" draw:name="Shape 1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36" draw:name="Shape 12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37" draw:name="Shape 13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38" draw:name="Shape 14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39" draw:name="Shape 15" draw:style-name="gr1" draw:text-style-name="P12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124"><text:span text:style-name="T5"><text:s/><text:tab/> </text:span><text:span text:style-name="T3">Advanced </text:span></text:p>
              </text:list-item>
            </text:list>
            <text:p text:style-name="P53"/>
            <text:p text:style-name="P106"><text:span text:style-name="T50">I</text:span><text:span text:style-name="T49">DE</text:span></text:p>
            <text:list xml:id="list105153152201476" text:continue-numbering="true" text:style-name="L4">
              <text:list-item>
                <text:p text:style-name="P118">Eclipse, IntelliJ, <text:span text:style-name="T113">VS Code</text:span></text:p>
              </text:list-item>
            </text:list>
            <text:p text:style-name="P54"/>
            <text:p text:style-name="P54">Operating Systems</text:p>
            <text:list xml:id="list3348294254" text:style-name="L5">
              <text:list-item>
                <text:p text:style-name="P121">Windows <text:s/>/ Linux <text:span text:style-name="T105">(</text:span><text:span text:style-name="T78"></text:span><text:span text:style-name="T105">)</text:span></text:p>
              </text:list-item>
            </text:list>
            <text:p text:style-name="P58"/>
            <text:p text:style-name="P55">Keywords</text:p>
            <text:list xml:id="list105154582861838" text:continue-numbering="true" text:style-name="L5">
              <text:list-item>
                <text:p text:style-name="P122"><text:span text:style-name="T119">Wicke</text:span><text:span text:style-name="T120">t, </text:span>Maven, Git, <text:span text:style-name="T118">Subversion, </text:span><text:span text:style-name="T120">Tomcat, </text:span><text:span text:style-name="T117">AWS, </text:span><text:span text:style-name="T118">PowerBuilder, N</text:span><text:span text:style-name="T121">PM</text:span></text:p>
              </text:list-item>
            </text:list>
            <text:p text:style-name="P58"/>
            <text:p text:style-name="P66"/>
            <text:p text:style-name="P66"/>
            <text:p text:style-name="P81">Languages</text:p>
            <text:p text:style-name="P66">Dutch<text:tab/><text:tab/> <text:s text:c="10"/><draw:custom-shape text:anchor-type="as-char" svg:y="-0.052in" draw:z-index="40" draw:name="Shape 16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1" draw:name="Shape 17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2" draw:name="Shape 18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3" draw:name="Shape 19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4" draw:name="Shape 20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67"><text:tab/><text:span text:style-name="T8">Superior </text:span></text:p>
            <text:p text:style-name="P62"/>
            <text:p text:style-name="P66">English<text:tab/><text:tab/> <text:s text:c="10"/><draw:custom-shape text:anchor-type="as-char" svg:y="-0.052in" draw:z-index="45" draw:name="Shape 21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6" draw:name="Shape 22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7" draw:name="Shape 23" draw:style-name="gr3" draw:text-style-name="P13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8" draw:name="Shape 24" draw:style-name="gr2" draw:text-style-name="P129" svg:width="0.1043in" svg:height="0.1043in"><text:p text:style-name="P129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9" draw:name="Shape 25" draw:style-name="gr1" draw:text-style-name="P12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74"><text:span text:style-name="T1"><text:tab/><text:tab/></text:span><text:span text:style-name="T2">Advanced </text:span></text:p>
            <text:p text:style-name="P6"/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/>
    <style:font-face style:name="Courier New" svg:font-family="'Courier New'" style:font-family-generic="modern"/>
    <style:font-face style:name="Droid Sans Fallback" svg:font-family="'Droid Sans Fallback'" style:font-family-generic="system" style:font-pitch="variable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loext:opacity="100%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loext:opacity="100%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11T12:35:49.378419024</meta:creation-date>
    <dc:date>2022-08-25T09:44:51.435642797</dc:date>
    <meta:editing-duration>PT11H20M37S</meta:editing-duration>
    <meta:editing-cycles>289</meta:editing-cycles>
    <meta:generator>LibreOffice/7.3.5.2$Linux_X86_64 LibreOffice_project/30$Build-2</meta:generator>
    <meta:document-statistic meta:table-count="2" meta:image-count="0" meta:object-count="0" meta:page-count="2" meta:paragraph-count="135" meta:word-count="1114" meta:character-count="8527" meta:non-whitespace-character-count="6316"/>
  </office:meta>
</office:document-meta>
</file>